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mm"/>
    </style:style>
    <style:style style:name="co2" style:family="table-column">
      <style:table-column-properties fo:break-before="auto" style:column-width="26.46mm"/>
    </style:style>
    <style:style style:name="co3" style:family="table-column">
      <style:table-column-properties fo:break-before="auto" style:column-width="20.96mm"/>
    </style:style>
    <style:style style:name="co4" style:family="table-column">
      <style:table-column-properties fo:break-before="auto" style:column-width="13.12mm"/>
    </style:style>
    <style:style style:name="co5" style:family="table-column">
      <style:table-column-properties fo:break-before="auto" style:column-width="15.45mm"/>
    </style:style>
    <style:style style:name="co6" style:family="table-column">
      <style:table-column-properties fo:break-before="auto" style:column-width="24.13mm"/>
    </style:style>
    <style:style style:name="co7" style:family="table-column">
      <style:table-column-properties fo:break-before="auto" style:column-width="16.93mm"/>
    </style:style>
    <style:style style:name="ro1" style:family="table-row">
      <style:table-row-properties style:row-height="5.08m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/>
          <table:table-cell table:style-name="ce2" office:value-type="string" calcext:value-type="string">
            <text:p>računovodstvo</text:p>
          </table:table-cell>
          <table:table-cell table:style-name="ce2" office:value-type="string" calcext:value-type="string">
            <text:p>oglaševanje</text:p>
          </table:table-cell>
          <table:table-cell table:style-name="ce2" office:value-type="string" calcext:value-type="string">
            <text:p>razvoj</text:p>
          </table:table-cell>
          <table:table-cell table:style-name="ce4" office:value-type="string" calcext:value-type="string">
            <text:p>podpora strankam</text:p>
          </table:table-cell>
          <table:table-cell table:style-name="ce2" office:value-type="string" calcext:value-type="string">
            <text:p>IT tehnologij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redvideni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600" calcext:value-type="float">
            <text:p>6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janski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List1.F20" table:end-x="20.42mm" table:end-y="2.91mm" draw:z-index="0" draw:name="Grafikon 2" draw:style-name="gr1" draw:text-style-name="P1" svg:width="112.59mm" svg:height="77.14mm" svg:x="3.71mm" svg:y="1.97mm">
              <loext:p draw:notify-on-update-of-ranges="List1.B1:List1.F1 List1.A2:List1.A2 List1.B2:List1.F2 List1.A3:List1.A3 List1.B3:List1.F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l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7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želj Gregor</meta:initial-creator>
    <dc:creator>Anželj Gregor</dc:creator>
    <meta:creation-date>2020-02-29T12:30:36</meta:creation-date>
    <dc:date>2020-03-22T19:10:13</dc:date>
    <meta:generator>LibreOffice/5.0.6.3$Windows_x86 LibreOffice_project/490fc03b25318460cfc54456516ea2519c11d1aa</meta:generator>
    <meta:document-statistic meta:table-count="1" meta:cell-count="17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true" text:line-break="false" chart:label-arrangement="side-by-side" chart:link-data-style-to-source="tru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18cm" svg:stroke-color="#a6a6a6"/>
      <style:text-properties fo:color="#595959" style:text-position="0% 100%" fo:font-family="Calibri" fo:font-size="9pt" style:font-size-asian="9pt" style:font-size-complex="9pt"/>
    </style:style>
    <style:style style:name="ch8" style:family="chart">
      <style:graphic-properties svg:stroke-width="0.026cm" svg:stroke-color="#f2f2f2"/>
    </style:style>
    <style:style style:name="ch9" style:family="chart" style:data-style-name="N0">
      <style:chart-properties chart:symbol-type="none" chart:link-data-style-to-source="true" chart:label-position="top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top">
        <chart:label-separator>
          <text:p>; </text:p>
        </chart:label-separator>
      </style:chart-properties>
      <style:graphic-properties svg:stroke-width="0.079cm" svg:stroke-color="#c00000" draw:fill-color="#c00000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26cm" svg:height="7.715cm" xlink:href=".." xlink:type="simple" chart:class="chart:radar" chart:style-name="ch1">
        <chart:title svg:x="3.996cm" svg:y="0.29cm" chart:style-name="ch2">
          <text:p>Stroški podjetja</text:p>
        </chart:title>
        <chart:legend chart:legend-position="bottom" svg:x="3.249cm" svg:y="6.948cm" style:legend-expansion="wide" chart:style-name="ch3"/>
        <chart:plot-area chart:style-name="ch4" table:cell-range-address="List1.A1:List1.F3" chart:data-source-has-labels="both" svg:x="1.368cm" svg:y="1.195cm" svg:width="8.289cm" svg:height="5.442cm">
          <chartooo:coordinate-region svg:x="3.263cm" svg:y="1.881cm" svg:width="4.732cm" svg:height="4.566cm"/>
          <chart:axis chart:dimension="x" chart:name="primary-x" chart:style-name="ch5" chartooo:axis-type="auto">
            <chartooo:date-scale/>
            <chart:categories table:cell-range-address="List1.B1:List1.F1"/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series chart:style-name="ch9" chart:values-cell-range-address="List1.B2:List1.F2" chart:label-cell-address="List1.A2:List1.A2" chart:class="chart:radar">
            <chart:data-point chart:repeated="5"/>
          </chart:series>
          <chart:series chart:style-name="ch10" chart:values-cell-range-address="List1.B3:List1.F3" chart:label-cell-address="List1.A3:List1.A3" chart:class="chart:rad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čunovodstvo</text:p>
                <draw:g>
                  <svg:desc>List1.B1:List1.F1</svg:desc>
                </draw:g>
              </table:table-cell>
              <table:table-cell office:value-type="string">
                <text:p>oglaševanje</text:p>
              </table:table-cell>
              <table:table-cell office:value-type="string">
                <text:p>razvoj</text:p>
              </table:table-cell>
              <table:table-cell office:value-type="string">
                <text:p>podpora strankam</text:p>
              </table:table-cell>
              <table:table-cell office:value-type="string">
                <text:p>IT tehnologija</text:p>
              </table:table-cell>
            </table:table-row>
          </table:table-header-rows>
          <table:table-rows>
            <table:table-row>
              <table:table-cell office:value-type="string">
                <text:p>predvideni</text:p>
                <draw:g>
                  <svg:desc>List1.A2:List1.A2</svg:desc>
                </draw:g>
              </table:table-cell>
              <table:table-cell office:value-type="float" office:value="400">
                <text:p>400</text:p>
                <draw:g>
                  <svg:desc>List1.B2:List1.F2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dejanski</text:p>
                <draw:g>
                  <svg:desc>List1.A3:List1.A3</svg:desc>
                </draw:g>
              </table:table-cell>
              <table:table-cell office:value-type="float" office:value="300">
                <text:p>300</text:p>
                <draw:g>
                  <svg:desc>List1.B3:List1.F3</svg:desc>
                </draw:g>
              </table:table-cell>
              <table:table-cell office:value-type="float" office:value="1300">
                <text:p>1300</text:p>
              </table:table-cell>
              <table:table-cell office:value-type="float" office:value="1100">
                <text:p>1100</text:p>
              </table:table-cell>
              <table:table-cell office:value-type="float" office:value="1000">
                <text:p>1000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